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10pt" style:font-size-asian="10pt" style:font-size-complex="10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7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8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3" style:family="table-cell" style:name="ce9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0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1">
      <style:table-cell-properties style:vertical-align="middle" fo:background-color="transparent"/>
      <style:paragraph-properties style:vertical-align="middle" style:writing-mode="page"/>
      <style:text-properties fo:font-family="Tlwg Typo" style:font-family-asian="Tlwg Typo" style:font-family-complex="Tlwg Typo" fo:font-size="8pt" style:font-size-asian="8pt" style:font-size-complex="8pt" fo:font-style="normal" fo:font-weight="normal"/>
    </style:style>
    <style:style style:parent-style-name="Default" style:data-style-name="" style:family="table-cell" style:name="ce12">
      <style:table-cell-properties style:vertical-align="middle" fo:background-color="transparent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DDDDDD" fo:border="0.06pt solid #000000"/>
      <style:paragraph-properties fo:text-align="end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3" style:family="table-cell" style:name="ce14">
      <style:table-cell-properties style:vertical-align="middle" fo:background-color="#DDDDDD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12pt" style:font-size-asian="12pt" style:font-size-complex="12pt" fo:font-style="normal" fo:font-weight="normal"/>
    </style:style>
    <style:style style:parent-style-name="Default" style:data-style-name="" style:family="table-cell" style:name="ce16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6pt" style:font-size-asian="6pt" style:font-size-complex="6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8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4" style:family="table-cell" style:name="ce19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4" style:family="table-cell" style:name="ce20">
      <style:table-cell-properties style:vertical-align="middle" style:text-align-source="fix" fo:background-color="#EEEEEE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1">
      <style:table-cell-properties style:vertical-align="middle" fo:background-color="#81D41A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2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#FFFFD7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7">
      <style:table-cell-properties style:vertical-align="middle" fo:background-color="#FFFFD7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8">
      <style:table-cell-properties fo:background-color="transparent"/>
      <style:paragraph-properties style:writing-mode="page"/>
      <style:text-properties fo:font-family="Ubuntu" style:font-family-asian="Ubuntu" style:font-family-complex="Ubuntu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918" fo:break-before="auto"/>
    </style:style>
    <style:style style:family="table-column" style:name="co3">
      <style:table-column-properties style:column-width="7.726cm" style:use-optimal-column-width="false" loext:column-width-sym="41.013" fo:break-before="auto"/>
    </style:style>
    <style:style style:family="table-column" style:name="co4">
      <style:table-column-properties style:column-width="2.011cm" style:use-optimal-column-width="false" loext:column-width-sym="10.2116" fo:break-before="auto"/>
    </style:style>
    <style:style style:family="table-column" style:name="co5">
      <style:table-column-properties style:column-width="2.117cm" style:use-optimal-column-width="false" loext:column-width-sym="10.6918" fo:break-before="auto"/>
    </style:style>
    <style:style style:family="table-column" style:name="co6">
      <style:table-column-properties style:column-width="1.746cm" style:use-optimal-column-width="false" loext:column-width-sym="8.664" fo:break-before="auto"/>
    </style:style>
    <style:style style:family="table-row" style:name="ro2">
      <style:table-row-properties style:row-height="16.25pt" style:use-optimal-row-height="false" fo:break-before="auto"/>
    </style:style>
    <style:style style:family="text" style:name="T1">
      <style:text-properties fo:font-family="Arial" fo:font-size="10pt" fo:font-style="normal" style:text-underline-type="none" fo:font-weight="bold"/>
    </style:style>
    <style:style style:family="table-row" style:name="ro3">
      <style:table-row-properties style:row-height="24.65pt" style:use-optimal-row-height="false" fo:break-before="auto"/>
    </style:style>
    <style:style style:family="text" style:name="T2">
      <style:text-properties fo:font-family="Arial" fo:font-size="8pt" fo:font-style="normal" style:text-underline-type="none" fo:font-weight="normal"/>
    </style:style>
    <style:style style:family="text" style:name="T3">
      <style:text-properties fo:font-family="Arial" fo:font-size="8pt" fo:font-style="normal" style:text-underline-type="none" fo:font-weight="normal"/>
    </style:style>
    <style:style style:family="text" style:name="T4">
      <style:text-properties fo:font-family="Arial" fo:font-size="8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5">
      <style:text-properties fo:font-family="Arial" fo:font-size="8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font-family="Arial" fo:font-size="8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7">
      <style:text-properties fo:font-family="Arial" fo:font-size="8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8">
      <style:text-properties fo:font-family="Arial" fo:font-size="8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9">
      <style:text-properties fo:font-family="Arial" fo:font-size="8pt" fo:font-style="normal" style:text-underline-type="none" fo:font-weight="normal"/>
    </style:style>
    <style:style style:family="text" style:name="T10">
      <style:text-properties fo:font-family="Arial" fo:font-size="8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font-family="Arial" fo:font-size="8pt" fo:font-style="normal" style:text-underline-type="none" fo:font-weight="normal"/>
    </style:style>
    <style:style style:family="text" style:name="T12">
      <style:text-properties fo:font-family="Arial" fo:font-size="8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font-family="Ubuntu" fo:font-size="8pt" fo:font-style="normal" style:text-underline-type="none" fo:font-weight="normal"/>
    </style:style>
    <style:style style:family="table-row" style:name="ro11">
      <style:table-row-properties style:row-height="12.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7">
      <style:table-column-properties style:column-width="1.746cm" loext:column-width-sym="8.664" fo:break-before="auto"/>
    </style:style>
    <style:style style:family="table-row" style:name="ro12">
      <style:table-row-properties style:row-height="0.5292cm" fo:break-before="auto"/>
    </style:style>
    <style:style style:family="table-column" style:name="co8">
      <style:table-column-properties style:column-width="7.594cm" style:use-optimal-column-width="false" loext:column-width-sym="40.229" fo:break-before="auto"/>
    </style:style>
    <style:style style:family="table-column" style:name="co9">
      <style:table-column-properties style:column-width="1.879cm" style:use-optimal-column-width="false" loext:column-width-sym="9.3786" fo:break-before="auto"/>
    </style:style>
    <style:style style:family="table-column" style:name="co10">
      <style:table-column-properties style:column-width="1.005cm" style:use-optimal-column-width="false" loext:column-width-sym="4.7236" fo:break-before="auto"/>
    </style:style>
    <style:style style:family="table-column" style:name="co11">
      <style:table-column-properties style:column-width="2.117cm" style:use-optimal-column-width="false" loext:column-width-sym="10.6722" fo:break-before="auto"/>
    </style:style>
    <style:style style:family="table-column" style:name="co12">
      <style:table-column-properties style:column-width="1.746cm" style:use-optimal-column-width="false" loext:column-width-sym="8.664" fo:break-before="auto"/>
    </style:style>
    <style:style style:family="table-row" style:name="ro13">
      <style:table-row-properties style:row-height="34.2pt" style:use-optimal-row-height="false" fo:break-before="auto"/>
    </style:style>
    <style:style style:family="text" style:name="T15">
      <style:text-properties fo:font-family="Arial" fo:font-size="12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font-family="Arial" fo:font-size="8pt" fo:font-style="normal" style:text-underline-type="none" fo:font-weight="normal"/>
    </style:style>
    <style:style style:family="text" style:name="T17">
      <style:text-properties fo:font-family="Arial" fo:font-size="8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font-family="Arial" fo:font-size="8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font-family="Arial" fo:font-size="8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font-family="Arial" fo:font-size="8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font-family="Arial" fo:font-size="8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font-family="Arial" fo:font-size="8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font-family="Arial" fo:font-size="8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font-family="Arial" fo:font-size="8pt" fo:font-style="normal" style:text-underline-type="none" fo:font-weight="normal"/>
    </style:style>
    <style:style style:family="table-row" style:name="ro22">
      <style:table-row-properties style:row-height="6pt" style:use-optimal-row-height="false" fo:break-before="auto"/>
    </style:style>
    <style:style style:family="table-row" style:name="ro23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3">
      <style:table-column-properties style:column-width="1.746cm" loext:column-width-sym="8.664" fo:break-before="auto"/>
    </style:style>
    <style:style style:family="table-row" style:name="ro24">
      <style:table-row-properties style:row-height="0.5292cm" fo:break-before="auto"/>
    </style:style>
    <style:style style:family="table-column" style:name="co14">
      <style:table-column-properties style:column-width="1.614cm" style:use-optimal-column-width="false" loext:column-width-sym="7.9478" fo:break-before="auto"/>
    </style:style>
    <style:style style:family="table-column" style:name="co15">
      <style:table-column-properties style:column-width="13.02cm" style:use-optimal-column-width="false" loext:column-width-sym="69.5604" fo:break-before="auto"/>
    </style:style>
    <style:style style:family="table-column" style:name="co16">
      <style:table-column-properties style:column-width="1.614cm" style:use-optimal-column-width="false" loext:column-width-sym="7.9478" fo:break-before="auto"/>
    </style:style>
    <style:style style:family="table-column" style:name="co17">
      <style:table-column-properties style:column-width="2.117cm" style:use-optimal-column-width="false" loext:column-width-sym="10.6722" fo:break-before="auto"/>
    </style:style>
    <style:style style:family="table-column" style:name="co18">
      <style:table-column-properties style:column-width="1.746cm" style:use-optimal-column-width="false" loext:column-width-sym="8.664" fo:break-before="auto"/>
    </style:style>
    <style:style style:family="table-row" style:name="ro25">
      <style:table-row-properties style:row-height="14.9pt" style:use-optimal-row-height="false" fo:break-before="auto"/>
    </style:style>
    <style:style style:family="text" style:name="T26">
      <style:text-properties fo:font-family="Arial" fo:font-size="10pt" fo:font-style="normal" style:text-underline-type="none" fo:font-weight="normal"/>
    </style:style>
    <style:style style:family="text" style:name="T27">
      <style:text-properties fo:font-family="Arial" fo:font-size="10pt" fo:font-style="normal" style:text-underline-type="none" fo:font-weight="normal"/>
    </style:style>
    <style:style style:family="text" style:name="T28">
      <style:text-properties fo:font-family="Arial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font-family="Arial" fo:font-size="8pt" fo:font-style="normal" style:text-underline-type="none" fo:font-weight="normal"/>
    </style:style>
    <style:style style:family="text" style:name="T30">
      <style:text-properties fo:font-family="Arial" fo:font-size="8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1">
      <style:text-properties fo:font-family="Arial" fo:font-size="8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2">
      <style:text-properties fo:font-family="Arial" fo:font-size="8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3">
      <style:text-properties fo:font-family="Arial" fo:font-size="8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4">
      <style:text-properties fo:font-family="Arial" fo:font-size="8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5">
      <style:text-properties fo:font-family="Arial" fo:font-size="8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6">
      <style:text-properties fo:font-family="Arial" fo:font-size="8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7">
      <style:text-properties fo:font-family="Arial" fo:font-size="8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8">
      <style:text-properties fo:font-family="Arial" fo:font-size="8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9">
      <style:text-properties fo:font-family="Arial" fo:font-size="8pt" fo:font-style="normal" style:text-underline-type="none" fo:font-weight="normal"/>
    </style:style>
    <style:style style:family="text" style:name="T40">
      <style:text-properties fo:font-family="Arial" fo:font-size="8pt" fo:font-style="normal" style:text-underline-type="none" fo:font-weight="normal"/>
    </style:style>
    <style:style style:family="text" style:name="T41">
      <style:text-properties fo:font-family="Arial" fo:font-size="8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42">
      <style:text-properties fo:font-family="Arial" fo:font-size="8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3">
      <style:text-properties fo:font-family="Arial" fo:font-size="8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4">
      <style:text-properties fo:font-family="Arial" fo:font-size="8pt" fo:font-style="normal" style:text-underline-type="none" fo:font-weight="normal"/>
    </style:style>
    <style:style style:family="text" style:name="T45">
      <style:text-properties fo:font-family="Arial" fo:font-size="8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6">
      <style:text-properties fo:font-family="Arial" fo:font-size="8pt" fo:font-style="normal" style:text-underline-type="none" fo:font-weight="normal"/>
    </style:style>
    <style:style style:family="text" style:name="T47">
      <style:text-properties fo:font-family="Arial" fo:font-size="8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8">
      <style:text-properties fo:font-family="Arial" fo:font-size="8pt" fo:font-style="normal" style:text-underline-type="none" fo:font-weight="normal"/>
    </style:style>
    <style:style style:family="text" style:name="T49">
      <style:text-properties fo:font-family="Arial" fo:font-size="8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50">
      <style:text-properties fo:font-family="Arial" fo:font-size="8pt" fo:font-style="normal" style:text-underline-type="none" fo:font-weight="normal"/>
    </style:style>
    <style:style style:family="text" style:name="T51">
      <style:text-properties fo:font-family="Arial" fo:font-size="8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52">
      <style:text-properties fo:font-family="Arial" fo:font-size="8pt" fo:font-style="normal" style:text-underline-type="none" fo:font-weight="normal"/>
    </style:style>
    <style:style style:family="text" style:name="T53">
      <style:text-properties fo:font-family="Arial" fo:font-size="8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54">
      <style:text-properties fo:font-family="Arial" fo:font-size="8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able-row" style:name="ro48">
      <style:table-row-properties style:row-height="12.8pt" style:use-optimal-row-height="false" fo:break-before="auto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able-row" style:name="ro52">
      <style:table-row-properties style:row-height="12.8pt" style:use-optimal-row-height="false" fo:break-before="auto"/>
    </style:style>
    <style:style style:family="table-row" style:name="ro53">
      <style:table-row-properties style:row-height="12.8pt" style:use-optimal-row-height="false" fo:break-before="auto"/>
    </style:style>
    <style:style style:family="table-row" style:name="ro54">
      <style:table-row-properties style:row-height="12.8pt" style:use-optimal-row-height="false" fo:break-before="auto"/>
    </style:style>
    <style:style style:family="table-row" style:name="ro55">
      <style:table-row-properties style:row-height="12.8pt" style:use-optimal-row-height="false" fo:break-before="auto"/>
    </style:style>
    <style:style style:family="table-row" style:name="ro56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19">
      <style:table-column-properties style:column-width="1.746cm" loext:column-width-sym="8.664" fo:break-before="auto"/>
    </style:style>
    <style:style style:family="table-row" style:name="ro57">
      <style:table-row-properties style:row-height="0.5292cm" fo:break-before="auto"/>
    </style:style>
    <style:style style:family="table-column" style:name="co20">
      <style:table-column-properties style:column-width="12.75cm" style:use-optimal-column-width="false" loext:column-width-sym="68.1688" fo:break-before="auto"/>
    </style:style>
    <style:style style:family="table-column" style:name="co21">
      <style:table-column-properties style:column-width="2.117cm" style:use-optimal-column-width="false" loext:column-width-sym="10.731" fo:break-before="auto"/>
    </style:style>
    <style:style style:family="table-column" style:name="co22">
      <style:table-column-properties style:column-width="2.117cm" style:use-optimal-column-width="false" loext:column-width-sym="10.6722" fo:break-before="auto"/>
    </style:style>
    <style:style style:family="table-column" style:name="co23">
      <style:table-column-properties style:column-width="1.746cm" style:use-optimal-column-width="false" loext:column-width-sym="8.664" fo:break-before="auto"/>
    </style:style>
    <style:style style:family="table-row" style:name="ro58">
      <style:table-row-properties style:row-height="14.95pt" style:use-optimal-row-height="false" fo:break-before="auto"/>
    </style:style>
    <style:style style:family="text" style:name="T56">
      <style:text-properties fo:font-family="Arial" fo:font-size="10pt" fo:font-style="normal" style:text-underline-type="none" fo:font-weight="normal"/>
    </style:style>
    <style:style style:family="table-row" style:name="ro59">
      <style:table-row-properties style:row-height="15pt" style:use-optimal-row-height="false" fo:break-before="auto"/>
    </style:style>
  </office:automatic-styles>
  <office:body>
    <office:spreadsheet>
      <table:content-validations>
        <table:content-validation table:name="DataValidation_1" table:condition="of:cell-content-is-decimal-number() and cell-content()&lt;=1" table:allow-empty-cell="false" table:base-cell-address="grupo.C3">
          <table:error-message table:message-type="stop" table:display="true"/>
          <table:help-message table:display="false"/>
        </table:content-validation>
        <table:content-validation table:name="DataValidation_2" table:condition="of:cell-content-is-in-list(&quot;não&quot;;&quot;sim&quot;;&quot;&quot;)" table:allow-empty-cell="false" table:base-cell-address="requisitos.C2">
          <table:error-message table:message-type="stop" table:display="true"/>
          <table:help-message table:display="false"/>
        </table:content-validation>
      </table:content-validations>
      <table:table table:name="grupo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style-name="co4" table:default-cell-style-name="Default"/>
        <table:table-header-columns/>
        <table:table-column table:number-columns-repeated="1121" table:style-name="co5" table:default-cell-style-name="Default"/>
        <table:table-header-columns/>
        <table:table-column table:number-columns-repeated="101" table:style-name="co6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3" table:number-rows-spanned="1">
            <text:p><text:span text:style-name="T1">Grupo G2 (CompSh)</text:span></text:p>
          </table:table-cell>
          <table:covered-table-cell table:style-name="ce5"/>
          <table:covered-table-cell table:style-name="ce6"/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2">NMec</text:span></text:p>
          </table:table-cell>
          <table:table-cell table:style-name="ce5" office:value-type="string" calcext:value-type="string">
            <text:p><text:span text:style-name="T3">Nome</text:span></text:p>
          </table:table-cell>
          <table:table-cell table:style-name="ce6" office:value-type="string" calcext:value-type="string">
            <text:p><text:span text:style-name="T4">Participação global</text:span></text:p>
          </table:table-cell>
          <table:table-cell table:number-columns-repeated="1024"/>
        </table:table-row>
        <table:table-row table:style-name="ro4">
          <table:table-cell table:style-name="ce7" office:value-type="float" calcext:value-type="float" office:value="102667">
            <text:p>102667</text:p>
          </table:table-cell>
          <table:table-cell table:style-name="ce8" office:value-type="string" calcext:value-type="string">
            <text:p><text:span text:style-name="T5">ARTHUR MELO E VALE MONETTO</text:span></text:p>
          </table:table-cell>
          <table:table-cell table:style-name="ce9" table:content-validation-name="DataValidation_1" office:value-type="percentage" calcext:value-type="percentage" office:value="0.23300000000000001">
            <text:p>0.23300000000000001</text:p>
          </table:table-cell>
          <table:table-cell table:number-columns-repeated="1024"/>
        </table:table-row>
        <table:table-row table:style-name="ro5">
          <table:table-cell table:style-name="ce7" office:value-type="float" calcext:value-type="float" office:value="106078">
            <text:p>106078</text:p>
          </table:table-cell>
          <table:table-cell table:style-name="ce8" office:value-type="string" calcext:value-type="string">
            <text:p><text:span text:style-name="T6">JOÃO VITOR BATISTA DOMINGUES FERREIRA</text:span></text:p>
          </table:table-cell>
          <table:table-cell table:style-name="ce9" table:content-validation-name="DataValidation_1" office:value-type="percentage" calcext:value-type="percentage" office:value="0.23300000000000001">
            <text:p>0.23300000000000001</text:p>
          </table:table-cell>
          <table:table-cell table:number-columns-repeated="1024"/>
        </table:table-row>
        <table:table-row table:style-name="ro6">
          <table:table-cell table:style-name="ce7" office:value-type="float" calcext:value-type="float" office:value="80195">
            <text:p>80195</text:p>
          </table:table-cell>
          <table:table-cell table:style-name="ce8" office:value-type="string" calcext:value-type="string">
            <text:p><text:span text:style-name="T7">LUÍS CARLOS FERREIRA DOS SANTOS</text:span></text:p>
          </table:table-cell>
          <table:table-cell table:style-name="ce9" table:content-validation-name="DataValidation_1" office:value-type="percentage" calcext:value-type="percentage" office:value="0.30099999999999999">
            <text:p>0.30099999999999999</text:p>
          </table:table-cell>
          <table:table-cell table:number-columns-repeated="1024"/>
        </table:table-row>
        <table:table-row table:style-name="ro7">
          <table:table-cell table:style-name="ce7" office:value-type="float" calcext:value-type="float" office:value="92338">
            <text:p>92338</text:p>
          </table:table-cell>
          <table:table-cell table:style-name="ce8" office:value-type="string" calcext:value-type="string">
            <text:p><text:span text:style-name="T8">PEDRO MIGUEL TAVARES RODRIGUES</text:span></text:p>
          </table:table-cell>
          <table:table-cell table:style-name="ce9" table:content-validation-name="DataValidation_1" office:value-type="percentage" calcext:value-type="percentage" office:value="0.23300000000000001">
            <text:p>0.23300000000000001</text:p>
          </table:table-cell>
          <table:table-cell table:style-name="ce10"/>
          <table:table-cell table:style-name="ce11"/>
          <table:table-cell table:style-name="ce10"/>
          <table:table-cell table:number-columns-repeated="1024"/>
        </table:table-row>
        <table:table-row table:style-name="ro8">
          <table:table-cell table:style-name="ce8" office:value-type="string" calcext:value-type="string">
            <text:p><text:span text:style-name="T9">---</text:span></text:p>
          </table:table-cell>
          <table:table-cell table:style-name="ce8" office:value-type="string" calcext:value-type="string">
            <text:p><text:span text:style-name="T10">---</text:span></text:p>
          </table:table-cell>
          <table:table-cell table:style-name="ce9" table:content-validation-name="DataValidation_1"/>
          <table:table-cell table:number-columns-repeated="1024"/>
        </table:table-row>
        <table:table-row table:style-name="ro9">
          <table:table-cell table:style-name="ce8" office:value-type="string" calcext:value-type="string">
            <text:p><text:span text:style-name="T11">---</text:span></text:p>
          </table:table-cell>
          <table:table-cell table:style-name="ce8" office:value-type="string" calcext:value-type="string">
            <text:p><text:span text:style-name="T12">---</text:span></text:p>
          </table:table-cell>
          <table:table-cell table:style-name="ce9" table:content-validation-name="DataValidation_1"/>
          <table:table-cell table:number-columns-repeated="1024"/>
        </table:table-row>
        <table:table-row table:style-name="ro10">
          <table:table-cell table:style-name="ce12"/>
          <table:table-cell table:style-name="ce13" office:value-type="string" calcext:value-type="string">
            <text:p><text:span text:style-name="T13">Total:</text:span></text:p>
          </table:table-cell>
          <table:table-cell table:style-name="ce14" table:formula="of:=SUM([.C3:.C8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1">
          <table:table-cell table:number-columns-repeated="1024"/>
        </table:table-row>
        <table:table-row table:number-rows-repeated="54" table:style-name="ro1">
          <table:table-cell table:number-columns-repeated="1024"/>
        </table:table-row>
        <calcext:conditional-formats>
          <calcext:conditional-format calcext:target-range-address="C9">
            <calcext:condition calcext:base-cell-address="grupo.C9" calcext:apply-style-name="dx_ce29" calcext:value="&gt;  1"/>
          </calcext:conditional-format>
          <calcext:conditional-format calcext:target-range-address="C9">
            <calcext:condition calcext:base-cell-address="grupo.C9" calcext:apply-style-name="dx_ce30" calcext:value="=  1"/>
          </calcext:conditional-format>
        </calcext:conditional-formats>
      </table:table>
      <table:table table:name="participação" table:style-name="ta2">
        <table:table-column table:style-name="co8" table:default-cell-style-name="Default"/>
        <table:table-header-columns/>
        <table:table-column table:number-columns-repeated="6" table:style-name="co9" table:default-cell-style-name="Default"/>
        <table:table-header-columns/>
        <table:table-column table:style-name="co10" table:default-cell-style-name="Default"/>
        <table:table-header-columns/>
        <table:table-column table:number-columns-repeated="1113" table:style-name="co11" table:default-cell-style-name="Default"/>
        <table:table-header-columns/>
        <table:table-column table:number-columns-repeated="101" table:style-name="co12" table:default-cell-style-name="Default"/>
        <table:table-header-columns/>
        <table:table-column table:style-name="co7" table:default-cell-style-name="Default"/>
        <table:table-header-columns/>
        <table:table-row table:style-name="ro13">
          <table:table-cell table:style-name="ce15" office:value-type="string" calcext:value-type="string">
            <text:p><text:span text:style-name="T15">Participação por tópico</text:span></text:p>
          </table:table-cell>
          <table:table-cell table:style-name="ce16" table:formula="of:=IF([.B2]=&quot;---&quot;;&quot;---&quot;;VLOOKUP([.B2];[$grupo.$A$3:$grupo.$B$8];2;0))" office:value-type="string" calcext:value-type="string" office:string-value="ARTHUR MELO E VALE MONETTO">
            <text:p>ARTHUR MELO E VALE MONETTO</text:p>
          </table:table-cell>
          <table:table-cell table:style-name="ce16" table:formula="of:=IF([.C2]=&quot;---&quot;;&quot;---&quot;;VLOOKUP([.C2];[$grupo.$A$3:$grupo.$B$8];2;0))" office:value-type="string" calcext:value-type="string" office:string-value="JOÃO VITOR BATISTA DOMINGUES FERREIRA">
            <text:p>JOÃO VITOR BATISTA DOMINGUES FERREIRA</text:p>
          </table:table-cell>
          <table:table-cell table:style-name="ce16" table:formula="of:=IF([.D2]=&quot;---&quot;;&quot;---&quot;;VLOOKUP([.D2];[$grupo.$A$3:$grupo.$B$8];2;0))" office:value-type="string" calcext:value-type="string" office:string-value="LUÍS CARLOS FERREIRA DOS SANTOS">
            <text:p>LUÍS CARLOS FERREIRA DOS SANTOS</text:p>
          </table:table-cell>
          <table:table-cell table:style-name="ce16" table:formula="of:=IF([.E2]=&quot;---&quot;;&quot;---&quot;;VLOOKUP([.E2];[$grupo.$A$3:$grupo.$B$8];2;0))" office:value-type="string" calcext:value-type="string" office:string-value="PEDRO MIGUEL TAVARES RODRIGUES">
            <text:p>PEDRO MIGUEL TAVARES RODRIGUES</text:p>
          </table:table-cell>
          <table:table-cell table:style-name="ce16" table:formula="of:=IF([.F2]=&quot;---&quot;;&quot;---&quot;;VLOOKUP([.F2];[$grupo.$A$3:$grupo.$B$8];2;0))" office:value-type="string" calcext:value-type="string" office:string-value="---">
            <text:p>---</text:p>
          </table:table-cell>
          <table:table-cell table:style-name="ce16" table:formula="of:=IF([.G2]=&quot;---&quot;;&quot;---&quot;;VLOOKUP([.G2];[$grupo.$A$3:$grupo.$B$8];2;0))" office:value-type="string" calcext:value-type="string" office:string-value="---">
            <text:p>---</text:p>
          </table:table-cell>
          <table:table-cell table:style-name="ce5"/>
          <table:table-cell table:style-name="ce17"/>
          <table:table-cell table:number-columns-repeated="1024"/>
        </table:table-row>
        <table:table-row table:style-name="ro14">
          <table:table-cell table:style-name="ce5" office:value-type="string" calcext:value-type="string">
            <text:p><text:span text:style-name="T16">Tópico</text:span></text:p>
          </table:table-cell>
          <table:table-cell table:style-name="ce18" table:formula="of:=IF([grupo.A3]=0;&quot;---&quot;;[grupo.A3])" office:value-type="float" calcext:value-type="float" office:value="102667">
            <text:p>102667</text:p>
          </table:table-cell>
          <table:table-cell table:style-name="ce18" table:formula="of:=IF([grupo.A4]=0;&quot;---&quot;;[grupo.A4])" office:value-type="float" calcext:value-type="float" office:value="106078">
            <text:p>106078</text:p>
          </table:table-cell>
          <table:table-cell table:style-name="ce18" table:formula="of:=IF([grupo.A5]=0;&quot;---&quot;;[grupo.A5])" office:value-type="float" calcext:value-type="float" office:value="80195">
            <text:p>80195</text:p>
          </table:table-cell>
          <table:table-cell table:style-name="ce18" table:formula="of:=IF([grupo.A6]=0;&quot;---&quot;;[grupo.A6])" office:value-type="float" calcext:value-type="float" office:value="92338">
            <text:p>92338</text:p>
          </table:table-cell>
          <table:table-cell table:style-name="ce5" table:formula="of:=IF([grupo.A7]=0;&quot;---&quot;;[grupo.A7])" office:value-type="string" calcext:value-type="string" office:string-value="---">
            <text:p>---</text:p>
          </table:table-cell>
          <table:table-cell table:style-name="ce5" table:formula="of:=IF([grupo.A8]=0;&quot;---&quot;;[grupo.A8])" office:value-type="string" calcext:value-type="string" office:string-value="---">
            <text:p>---</text:p>
          </table:table-cell>
          <table:table-cell table:style-name="ce5" office:value-type="string" calcext:value-type="string">
            <text:p><text:span text:style-name="T17">sum</text:span></text:p>
          </table:table-cell>
          <table:table-cell table:style-name="ce17"/>
          <table:table-cell table:number-columns-repeated="1024"/>
        </table:table-row>
        <table:table-row table:style-name="ro15">
          <table:table-cell table:style-name="ce8" office:value-type="string" calcext:value-type="string">
            <text:p><text:span text:style-name="T18">Linguagem secundária (gramática, semântica, interpretação)</text:span>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/>
          <table:table-cell/>
          <table:table-cell table:style-name="ce19" table:formula="of:=SUM([.B3:.G3])" office:value-type="percentage" calcext:value-type="percentage" office:value="1.0008999999999999">
            <text:p>1.0008999999999999</text:p>
          </table:table-cell>
          <table:table-cell table:number-columns-repeated="1024"/>
        </table:table-row>
        <table:table-row table:style-name="ro16">
          <table:table-cell table:style-name="ce8" office:value-type="string" calcext:value-type="string">
            <text:p><text:span text:style-name="T19">Linguagem secundária (teste)</text:span>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4:.G4])" office:value-type="percentage" calcext:value-type="percentage" office:value="1.0008999999999999">
            <text:p>1.0008999999999999</text:p>
          </table:table-cell>
          <table:table-cell table:number-columns-repeated="1024"/>
        </table:table-row>
        <table:table-row table:style-name="ro17">
          <table:table-cell table:style-name="ce8" office:value-type="string" calcext:value-type="string">
            <text:p><text:span text:style-name="T20">Gramática (principal):</text:span></text:p>
          </table:table-cell>
          <table:table-cell table:style-name="ce19" office:value-type="percentage" calcext:value-type="percentage" office:value="0.23300000000000001">
            <text:p>0.2330000000000000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20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5:.G5])" office:value-type="percentage" calcext:value-type="percentage" office:value="1.0036">
            <text:p>1.0036</text:p>
          </table:table-cell>
          <table:table-cell table:number-columns-repeated="1024"/>
        </table:table-row>
        <table:table-row table:style-name="ro18">
          <table:table-cell table:style-name="ce8" office:value-type="string" calcext:value-type="string">
            <text:p><text:span text:style-name="T21">Análise semântica (principal):</text:span></text:p>
          </table:table-cell>
          <table:table-cell table:style-name="ce19" office:value-type="percentage" calcext:value-type="percentage" office:value="0.23300000000000001">
            <text:p>0.2330000000000000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6:.G6])" office:value-type="percentage" calcext:value-type="percentage" office:value="1.0036">
            <text:p>1.0036</text:p>
          </table:table-cell>
          <table:table-cell table:number-columns-repeated="1024"/>
        </table:table-row>
        <table:table-row table:style-name="ro19">
          <table:table-cell table:style-name="ce8" office:value-type="string" calcext:value-type="string">
            <text:p><text:span text:style-name="T22">Geração de código:</text:span></text:p>
          </table:table-cell>
          <table:table-cell table:style-name="ce19" office:value-type="percentage" calcext:value-type="percentage" office:value="0.23300000000000001">
            <text:p>0.2330000000000000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20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7:.G7])" office:value-type="percentage" calcext:value-type="percentage" office:value="1.0036">
            <text:p>1.0036</text:p>
          </table:table-cell>
          <table:table-cell table:number-columns-repeated="1024"/>
        </table:table-row>
        <table:table-row table:style-name="ro20">
          <table:table-cell table:style-name="ce8" office:value-type="string" calcext:value-type="string">
            <text:p><text:span text:style-name="T23">Teste (min*):</text:span></text:p>
          </table:table-cell>
          <table:table-cell table:style-name="ce19" office:value-type="percentage" calcext:value-type="percentage" office:value="0.23300000000000001">
            <text:p>0.2330000000000000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8:.G8])" office:value-type="percentage" calcext:value-type="percentage" office:value="1.0036">
            <text:p>1.0036</text:p>
          </table:table-cell>
          <table:table-cell table:number-columns-repeated="1024"/>
        </table:table-row>
        <table:table-row table:style-name="ro21">
          <table:table-cell table:style-name="ce8" office:value-type="string" calcext:value-type="string">
            <text:p><text:span text:style-name="T24">Teste (outros programas):</text:span></text:p>
          </table:table-cell>
          <table:table-cell table:style-name="ce19" office:value-type="percentage" calcext:value-type="percentage" office:value="0.23300000000000001">
            <text:p>0.23300000000000001</text:p>
          </table:table-cell>
          <table:table-cell table:style-name="ce19" office:value-type="percentage" calcext:value-type="percentage" office:value="0.2303">
            <text:p>0.2303</text:p>
          </table:table-cell>
          <table:table-cell table:style-name="ce19" office:value-type="percentage" calcext:value-type="percentage" office:value="0.31">
            <text:p>0.31</text:p>
          </table:table-cell>
          <table:table-cell table:style-name="ce19" office:value-type="percentage" calcext:value-type="percentage" office:value="0.2303">
            <text:p>0.2303</text:p>
          </table:table-cell>
          <table:table-cell table:number-columns-repeated="2"/>
          <table:table-cell table:style-name="ce19" table:formula="of:=SUM([.B9:.G9])" office:value-type="percentage" calcext:value-type="percentage" office:value="1.0036">
            <text:p>1.0036</text:p>
          </table:table-cell>
          <table:table-cell table:number-columns-repeated="1024"/>
        </table:table-row>
        <table:table-row table:style-name="ro22">
          <table:table-cell table:style-name="ce21"/>
          <table:table-cell table:style-name="ce5"/>
          <table:table-cell table:number-columns-repeated="6"/>
          <table:table-cell table:style-name="ce22"/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53" table:style-name="ro12">
          <table:table-cell table:number-columns-repeated="1024"/>
        </table:table-row>
        <calcext:conditional-formats>
          <calcext:conditional-format calcext:target-range-address="H3:H9">
            <calcext:condition calcext:base-cell-address="participação.H3" calcext:apply-style-name="dx_ce31" calcext:value="&gt; 1"/>
          </calcext:conditional-format>
          <calcext:conditional-format calcext:target-range-address="H3:H9">
            <calcext:condition calcext:base-cell-address="participação.H3" calcext:apply-style-name="dx_ce32" calcext:value="= 1"/>
          </calcext:conditional-format>
          <calcext:conditional-format calcext:target-range-address="B3:G4 B5:B8 F5:G8 F9:G9 C5 C6 C7 C8 D5 D6 D7 D8 B9 C9 D9 E5 E6 E7 E8 E9">
            <calcext:condition calcext:base-cell-address="participação.B3" calcext:apply-style-name="dx_ce33" calcext:value="&lt; 0"/>
          </calcext:conditional-format>
          <calcext:conditional-format calcext:target-range-address="C4 C5 C6 C7 C8 C9">
            <calcext:condition calcext:base-cell-address="participação.C C C C C C456789" calcext:apply-style-name="dx_ce34" calcext:value="&lt; 0"/>
          </calcext:conditional-format>
          <calcext:conditional-format calcext:target-range-address="D4 D5 D6 D7 D8 D9">
            <calcext:condition calcext:base-cell-address="participação.D D D D D D456789" calcext:apply-style-name="dx_ce35" calcext:value="&lt; 0"/>
          </calcext:conditional-format>
          <calcext:conditional-format calcext:target-range-address="D4 D5 D6 D7 D8 D9">
            <calcext:condition calcext:base-cell-address="participação.D D D D D D456789" calcext:apply-style-name="dx_ce36" calcext:value="&lt; 0"/>
          </calcext:conditional-format>
          <calcext:conditional-format calcext:target-range-address="E4 E5 E6 E7 E8 E9">
            <calcext:condition calcext:base-cell-address="participação.E E E E E E456789" calcext:apply-style-name="dx_ce37" calcext:value="&lt; 0"/>
          </calcext:conditional-format>
          <calcext:conditional-format calcext:target-range-address="B3">
            <calcext:condition calcext:base-cell-address="participação.B3" calcext:apply-style-name="dx_ce38" calcext:value="&lt; 0"/>
          </calcext:conditional-format>
          <calcext:conditional-format calcext:target-range-address="C3">
            <calcext:condition calcext:base-cell-address="participação.C3" calcext:apply-style-name="dx_ce39" calcext:value="&lt; 0"/>
          </calcext:conditional-format>
          <calcext:conditional-format calcext:target-range-address="D3">
            <calcext:condition calcext:base-cell-address="participação.D3" calcext:apply-style-name="dx_ce40" calcext:value="&lt; 0"/>
          </calcext:conditional-format>
          <calcext:conditional-format calcext:target-range-address="E3">
            <calcext:condition calcext:base-cell-address="participação.E3" calcext:apply-style-name="dx_ce41" calcext:value="&lt; 0"/>
          </calcext:conditional-format>
          <calcext:conditional-format calcext:target-range-address="F3">
            <calcext:condition calcext:base-cell-address="participação.F3" calcext:apply-style-name="dx_ce42" calcext:value="&lt; 0"/>
          </calcext:conditional-format>
          <calcext:conditional-format calcext:target-range-address="D5">
            <calcext:condition calcext:base-cell-address="participação.D5" calcext:apply-style-name="dx_ce43" calcext:value="&lt; 0"/>
          </calcext:conditional-format>
          <calcext:conditional-format calcext:target-range-address="D5">
            <calcext:condition calcext:base-cell-address="participação.D5" calcext:apply-style-name="dx_ce44" calcext:value="&lt; 0"/>
          </calcext:conditional-format>
          <calcext:conditional-format calcext:target-range-address="D5">
            <calcext:condition calcext:base-cell-address="participação.D5" calcext:apply-style-name="dx_ce45" calcext:value="&lt; 0"/>
          </calcext:conditional-format>
          <calcext:conditional-format calcext:target-range-address="D7">
            <calcext:condition calcext:base-cell-address="participação.D7" calcext:apply-style-name="dx_ce46" calcext:value="&lt; 0"/>
          </calcext:conditional-format>
          <calcext:conditional-format calcext:target-range-address="D7">
            <calcext:condition calcext:base-cell-address="participação.D7" calcext:apply-style-name="dx_ce47" calcext:value="&lt; 0"/>
          </calcext:conditional-format>
          <calcext:conditional-format calcext:target-range-address="D7">
            <calcext:condition calcext:base-cell-address="participação.D7" calcext:apply-style-name="dx_ce48" calcext:value="&lt; 0"/>
          </calcext:conditional-format>
          <calcext:conditional-format calcext:target-range-address="D6">
            <calcext:condition calcext:base-cell-address="participação.D6" calcext:apply-style-name="dx_ce49" calcext:value="&lt; 0"/>
          </calcext:conditional-format>
          <calcext:conditional-format calcext:target-range-address="D6">
            <calcext:condition calcext:base-cell-address="participação.D6" calcext:apply-style-name="dx_ce50" calcext:value="&lt; 0"/>
          </calcext:conditional-format>
          <calcext:conditional-format calcext:target-range-address="D6">
            <calcext:condition calcext:base-cell-address="participação.D6" calcext:apply-style-name="dx_ce51" calcext:value="&lt; 0"/>
          </calcext:conditional-format>
          <calcext:conditional-format calcext:target-range-address="D8">
            <calcext:condition calcext:base-cell-address="participação.D8" calcext:apply-style-name="dx_ce52" calcext:value="&lt; 0"/>
          </calcext:conditional-format>
          <calcext:conditional-format calcext:target-range-address="D8">
            <calcext:condition calcext:base-cell-address="participação.D8" calcext:apply-style-name="dx_ce53" calcext:value="&lt; 0"/>
          </calcext:conditional-format>
          <calcext:conditional-format calcext:target-range-address="D8">
            <calcext:condition calcext:base-cell-address="participação.D8" calcext:apply-style-name="dx_ce54" calcext:value="&lt; 0"/>
          </calcext:conditional-format>
          <calcext:conditional-format calcext:target-range-address="D9">
            <calcext:condition calcext:base-cell-address="participação.D9" calcext:apply-style-name="dx_ce55" calcext:value="&lt; 0"/>
          </calcext:conditional-format>
          <calcext:conditional-format calcext:target-range-address="D9">
            <calcext:condition calcext:base-cell-address="participação.D9" calcext:apply-style-name="dx_ce56" calcext:value="&lt; 0"/>
          </calcext:conditional-format>
          <calcext:conditional-format calcext:target-range-address="D9">
            <calcext:condition calcext:base-cell-address="participação.D9" calcext:apply-style-name="dx_ce57" calcext:value="&lt; 0"/>
          </calcext:conditional-format>
        </calcext:conditional-formats>
      </table:table>
      <table:table table:name="requisitos" table:style-name="ta3"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number-columns-repeated="1121" table:style-name="co17" table:default-cell-style-name="Default"/>
        <table:table-header-columns/>
        <table:table-column table:number-columns-repeated="101" table:style-name="co18" table:default-cell-style-name="Default"/>
        <table:table-header-columns/>
        <table:table-column table:style-name="co13" table:default-cell-style-name="Default"/>
        <table:table-header-columns/>
        <table:table-row table:style-name="ro25">
          <table:table-cell table:style-name="ce23" office:value-type="string" calcext:value-type="string">
            <text:p><text:span text:style-name="T26">nível</text:span></text:p>
          </table:table-cell>
          <table:table-cell table:style-name="ce23" office:value-type="string" calcext:value-type="string">
            <text:p><text:span text:style-name="T27">Requisito</text:span></text:p>
          </table:table-cell>
          <table:table-cell table:style-name="ce23" office:value-type="string" calcext:value-type="string">
            <text:p><text:span text:style-name="T28">sim/não</text:span></text:p>
          </table:table-cell>
          <table:table-cell table:number-columns-repeated="1024"/>
        </table:table-row>
        <table:table-row table:style-name="ro26">
          <table:table-cell table:style-name="ce24" office:value-type="string" calcext:value-type="string" table:number-columns-spanned="1" table:number-rows-spanned="9">
            <text:p><text:span text:style-name="T29">Mínimo</text:span></text:p>
          </table:table-cell>
          <table:table-cell table:style-name="ce8" office:value-type="string" calcext:value-type="string">
            <text:p><text:span text:style-name="T30">Instrução execução programna externo</text:span></text:p>
          </table:table-cell>
          <table:table-cell table:style-name="ce25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7">
          <table:table-cell table:style-name="ce24"/>
          <table:table-cell table:style-name="ce8" office:value-type="string" calcext:value-type="string">
            <text:p><text:span text:style-name="T31">Tipos de dados inteiro, real, texto e program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8">
          <table:table-cell table:style-name="ce24"/>
          <table:table-cell table:style-name="ce8" office:value-type="string" calcext:value-type="string">
            <text:p><text:span text:style-name="T32">Expressões aritméticas numéricas e concatenação de texto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9">
          <table:table-cell table:style-name="ce24"/>
          <table:table-cell table:style-name="ce8" office:value-type="string" calcext:value-type="string">
            <text:p><text:span text:style-name="T33">Operador pipe aplicável pelo menos uma vez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0">
          <table:table-cell table:style-name="ce24"/>
          <table:table-cell table:style-name="ce8" office:value-type="string" calcext:value-type="string">
            <text:p><text:span text:style-name="T34">Escrita stdout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1">
          <table:table-cell table:style-name="ce24"/>
          <table:table-cell table:style-name="ce8" office:value-type="string" calcext:value-type="string">
            <text:p><text:span text:style-name="T35">Leitura stdin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2">
          <table:table-cell table:style-name="ce12"/>
          <table:table-cell table:style-name="ce8" office:value-type="string" calcext:value-type="string">
            <text:p><text:span text:style-name="T36">Conversão tipos de dado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3">
          <table:table-cell table:style-name="ce12"/>
          <table:table-cell table:style-name="ce8" office:value-type="string" calcext:value-type="string">
            <text:p><text:span text:style-name="T37">Verificação semântica do sistema de tipo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4">
          <table:table-cell table:style-name="ce12"/>
          <table:table-cell table:style-name="ce8" office:value-type="string" calcext:value-type="string">
            <text:p><text:span text:style-name="T38">Linguagem secundária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5">
          <table:table-cell table:style-name="ce26" office:value-type="string" calcext:value-type="string" table:number-columns-spanned="1" table:number-rows-spanned="8">
            <text:p><text:span text:style-name="T39">Desejável</text:span></text:p>
          </table:table-cell>
          <table:table-cell table:style-name="ce27" office:value-type="string" calcext:value-type="string">
            <text:p><text:span text:style-name="T40">Expressões booleanas</text:span></text:p>
          </table:table-cell>
          <table:table-cell table:style-name="ce26" table:content-validation-name="DataValidation_2" office:value-type="string" calcext:value-type="string">
            <text:p><text:span text:style-name="T41">não</text:span></text:p>
          </table:table-cell>
          <table:table-cell table:number-columns-repeated="1024"/>
        </table:table-row>
        <table:table-row table:style-name="ro36">
          <table:table-cell table:style-name="ce26"/>
          <table:table-cell table:style-name="ce27" office:value-type="string" calcext:value-type="string">
            <text:p><text:span text:style-name="T42">Instrução condicional</text:span></text:p>
          </table:table-cell>
          <table:table-cell table:style-name="ce26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7">
          <table:table-cell table:style-name="ce26"/>
          <table:table-cell table:style-name="ce27" office:value-type="string" calcext:value-type="string">
            <text:p><text:span text:style-name="T43">Outras intruções iterativas</text:span></text:p>
          </table:table-cell>
          <table:table-cell table:style-name="ce26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8">
          <table:table-cell table:style-name="ce26"/>
          <table:table-cell table:style-name="ce27" office:value-type="string" calcext:value-type="string">
            <text:p><text:span text:style-name="T44">Generalizar pipe</text:span></text:p>
          </table:table-cell>
          <table:table-cell table:style-name="ce26" table:content-validation-name="DataValidation_2" office:value-type="string" calcext:value-type="string">
            <text:p><text:span text:style-name="T45">não</text:span></text:p>
          </table:table-cell>
          <table:table-cell table:number-columns-repeated="1024"/>
        </table:table-row>
        <table:table-row table:style-name="ro39">
          <table:table-cell table:style-name="ce26"/>
          <table:table-cell table:style-name="ce27" office:value-type="string" calcext:value-type="string">
            <text:p><text:span text:style-name="T46">Pipe com selecção de canais</text:span></text:p>
          </table:table-cell>
          <table:table-cell table:style-name="ce26" table:content-validation-name="DataValidation_2" office:value-type="string" calcext:value-type="string">
            <text:p><text:span text:style-name="T47">não</text:span></text:p>
          </table:table-cell>
          <table:table-cell table:number-columns-repeated="1024"/>
        </table:table-row>
        <table:table-row table:style-name="ro40">
          <table:table-cell table:style-name="ce26"/>
          <table:table-cell table:style-name="ce27" office:value-type="string" calcext:value-type="string">
            <text:p><text:span text:style-name="T48">Tipo de dados list</text:span></text:p>
          </table:table-cell>
          <table:table-cell table:style-name="ce26" table:content-validation-name="DataValidation_2" office:value-type="string" calcext:value-type="string">
            <text:p><text:span text:style-name="T49">não</text:span></text:p>
          </table:table-cell>
          <table:table-cell table:number-columns-repeated="1024"/>
        </table:table-row>
        <table:table-row table:style-name="ro41">
          <table:table-cell table:style-name="ce27"/>
          <table:table-cell table:style-name="ce27" office:value-type="string" calcext:value-type="string">
            <text:p><text:span text:style-name="T50">Filtros (grep, sed)</text:span></text:p>
          </table:table-cell>
          <table:table-cell table:style-name="ce26" table:content-validation-name="DataValidation_2" office:value-type="string" calcext:value-type="string">
            <text:p><text:span text:style-name="T51">não</text:span></text:p>
          </table:table-cell>
          <table:table-cell table:number-columns-repeated="1024"/>
        </table:table-row>
        <table:table-row table:style-name="ro42">
          <table:table-cell table:style-name="ce27"/>
          <table:table-cell table:style-name="ce27" office:value-type="string" calcext:value-type="string">
            <text:p><text:span text:style-name="T52">Redirecção de canais</text:span></text:p>
          </table:table-cell>
          <table:table-cell table:style-name="ce26" table:content-validation-name="DataValidation_2" office:value-type="string" calcext:value-type="string">
            <text:p><text:span text:style-name="T53">não</text:span></text:p>
          </table:table-cell>
          <table:table-cell table:number-columns-repeated="1024"/>
        </table:table-row>
        <table:table-row table:style-name="ro43">
          <table:table-cell table:style-name="ce24" office:value-type="string" calcext:value-type="string" table:number-columns-spanned="1" table:number-rows-spanned="13">
            <text:p><text:span text:style-name="T54">Avançado</text:span></text:p>
          </table:table-cell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4">
          <table:table-cell table:style-name="ce24"/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5">
          <table:table-cell table:style-name="ce24"/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6">
          <table:table-cell table:style-name="ce24"/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7">
          <table:table-cell table:style-name="ce24"/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8">
          <table:table-cell table:style-name="ce24"/>
          <table:table-cell table:style-name="ce8"/>
          <table:table-cell table:style-name="ce24" table:content-validation-name="DataValidation_2"/>
          <table:table-cell table:number-columns-repeated="1024"/>
        </table:table-row>
        <table:table-row table:style-name="ro49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0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1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2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3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4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5">
          <table:table-cell table:style-name="ce8"/>
          <table:table-cell/>
          <table:table-cell table:style-name="ce24" table:content-validation-name="DataValidation_2"/>
          <table:table-cell table:number-columns-repeated="1024"/>
        </table:table-row>
        <table:table-row table:style-name="ro56">
          <table:table-cell table:number-columns-repeated="1024"/>
        </table:table-row>
        <table:table-row table:number-rows-repeated="32" table:style-name="ro24">
          <table:table-cell table:number-columns-repeated="1024"/>
        </table:table-row>
      </table:table>
      <table:table table:name="comentário" table:style-name="ta4">
        <table:table-column table:style-name="co20" table:default-cell-style-name="Default"/>
        <table:table-header-columns/>
        <table:table-column table:number-columns-repeated="61" table:style-name="co21" table:default-cell-style-name="Default"/>
        <table:table-header-columns/>
        <table:table-column table:number-columns-repeated="1062" table:style-name="co22" table:default-cell-style-name="Default"/>
        <table:table-header-columns/>
        <table:table-column table:number-columns-repeated="101" table:style-name="co23" table:default-cell-style-name="Default"/>
        <table:table-header-columns/>
        <table:table-column table:style-name="co19" table:default-cell-style-name="Default"/>
        <table:table-header-columns/>
        <table:table-row table:style-name="ro58">
          <table:table-cell table:style-name="ce23" office:value-type="string" calcext:value-type="string">
            <text:p><text:span text:style-name="T56">Comentários</text:span></text:p>
          </table:table-cell>
          <table:table-cell table:style-name="ce28"/>
          <table:table-cell table:number-columns-repeated="1024"/>
        </table:table-row>
        <table:table-row table:style-name="ro59">
          <table:table-cell table:number-columns-repeated="1024"/>
        </table:table-row>
        <table:table-row table:number-rows-repeated="62" table:style-name="ro5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styles>
    <style:default-style style:family="table-cell"/>
    <number:number-style style:name="NF10001">
      <number:number number:decimal-places="0" number:min-integer-digits="6"/>
    </number:number-style>
    <number:percentage-style style:name="NF10003">
      <number:number number:decimal-places="2" number:min-integer-digits="1"/>
      <number:text>%</number:text>
    </number:percentage-style>
    <number:percentage-style style:name="NF10004">
      <number:number number:decimal-places="0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family="table-cell" style:name="dx_ce29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0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31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2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33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4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5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6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7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8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9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0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1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2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3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4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5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6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7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8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49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0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1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2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3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4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5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6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57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 style:first-page-number="1" style:scale-to="100%"/>
      <style:footer-style>
        <style:header-footer-properties fo:min-height="4.603cm"/>
      </style:footer-style>
    </style:page-layout>
    <style:page-layout style:name="Mpm2">
      <style:page-layout-properties fo:page-width="21cm" fo:page-height="29.7cm" style:print-orientation="portrait" fo:margin-top="2cm" fo:margin-bottom="2cm" fo:margin-left="2cm" fo:margin-right="2cm" style:scale-to="100%"/>
      <style:footer-style>
        <style:header-footer-properties fo:min-height="4.603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2.672cm"/>
      </style:footer-style>
    </style:page-layout>
    <style:page-layout style:name="Mpm4">
      <style:page-layout-properties fo:page-width="21cm" fo:page-height="29.7cm" style:print-orientation="portrait" fo:margin-top="2cm" fo:margin-bottom="2cm" fo:margin-left="2cm" fo:margin-right="2cm" style:scale-to="100%"/>
      <style:footer-style>
        <style:header-footer-properties fo:min-height="4.603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family="text" style:name="T14">
      <style:text-properties/>
    </style:style>
    <style:style style:family="text" style:name="T25">
      <style:text-properties/>
    </style:style>
    <style:style style:family="text" style:name="T55">
      <style:text-properties/>
    </style:style>
    <style:style style:family="text" style:name="T57">
      <style:text-properties/>
    </style:style>
  </office:automatic-styles>
  <office:master-styles>
    <style:master-page style:name="MasterPage1" style:page-layout-name="Mpm1">
      <style:footer>
        <text:span text:style-name="T14">Page 1</text:span>
      </style:footer>
    </style:master-page>
    <style:master-page style:name="MasterPage2" style:page-layout-name="Mpm2">
      <style:footer>
        <text:span text:style-name="T25">Page 1</text:span>
      </style:footer>
    </style:master-page>
    <style:master-page style:name="MasterPage3" style:page-layout-name="Mpm3">
      <style:footer>
        <text:span text:style-name="T55">Page 1</text:span>
      </style:footer>
    </style:master-page>
    <style:master-page style:name="MasterPage4" style:page-layout-name="Mpm4">
      <style:footer>
        <text:span text:style-name="T57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